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Italic" svg:font-family="Times-Italic"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Italic" fo:font-size="10pt" style:font-name-asian="Times-Italic" style:font-size-asian="10pt" style:font-name-complex="Times-Italic" style:font-size-complex="10pt"/>
    </style:style>
    <style:style style:name="P2"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3" style:family="paragraph" style:parent-style-name="Standard">
      <style:paragraph-properties style:text-autospace="none"/>
      <style:text-properties style:font-name="Times-Roman" fo:font-size="10pt" style:font-name-asian="Times-Roman" style:font-size-asian="10pt" style:font-name-complex="Times-Roman" style:font-size-complex="10pt"/>
    </style:style>
    <style:style style:name="P4"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Times-Roman" style:font-name-asian="Times-Roman" style:font-name-complex="Times-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arner, </text:p>
      <text:p text:style-name="P4">{Warner, 2002 #857}</text:p>
      <text:p text:style-name="Text_20_body">A public might be real and efficacious, but its reality lies in just this reflexivity by which an addressable object is conjured into being in order to enable the very discourse that gives it existence. 51</text:p>
      <text:p text:style-name="Text_20_body"/>
      <text:p text:style-name="P1"><text:span text:style-name="T2">A public is a relation among strangers</text:span><text:span text:style-name="T3">.</text:span></text:p>
      <text:p text:style-name="P2">Other kinds of writing—writing that has a definite addressee who can be</text:p>
      <text:p text:style-name="P2">known in advance—can, of course, go astray. Writing to a public incorporates</text:p>
      <text:p text:style-name="P2">that tendency of writing or speech as a condition of possibility. It cannot go</text:p>
      <text:p text:style-name="P2">astray in the same way because reaching strangers is its primary orientation. In</text:p>
      <text:p text:style-name="P2">modernity, this understanding of the public is best illustrated by uses of print or</text:p>
      <text:p text:style-name="P2">electronic media, but it can also be extended to scenes of audible speech, if that</text:p>
      <text:p text:style-name="P2">speech is oriented to indefinite strangers, once the crucial background horizon of</text:p>
      <text:p text:style-name="P2">“public opinion” and its social imaginary has been made available. We’ve become</text:p>
      <text:p text:style-name="P3">capable of recognizing ourselves as strangers even when we know each other. 55-56</text:p>
      <text:p text:style-name="P3"/>
      <text:p text:style-name="P3">Because a public exists only by virtue of address, it must predicate some degree</text:p>
      <text:p text:style-name="P3">of attention, however notional, from its members. 60</text:p>
      <text:p text:style-name="P3"/>
      <text:p text:style-name="Text_20_body">Circulation also accounts for the way a public seems both internal and external to discourse, both notional and material. From the concrete experience of a world in which available forms circulate, one projects a public. And both the known and unknown are essential to the process. The unknown element in the addressee <text:span text:style-name="T1">enables a hope of transformation; the known, a scene of practical possibility. {Warner, 2002 #857} 62</text:span></text:p>
      <text:p text:style-name="P3">Writing to a public helps to make a world, insofar as the object of address is</text:p>
      <text:p text:style-name="P3">brought into being partly by postulating and characterizing it. This performative</text:p>
      <text:p text:style-name="P3">ability depends, however, on that object’s being not entirely fictitious—not postulated</text:p>
      <text:p text:style-name="P3">merely, but recognized as a real path for the circulation of discourse. That</text:p>
      <text:p text:style-name="P3">path is then treated as a social entity. <text:s/>62-63</text:p>
      <text:p text:style-name="P3"/>
      <text:p text:style-name="Text_20_body">Circulation organizes time. Public discourse is contemporary, and it is oriented to the future; the contemporaneity and the futurity in question are those of its own circulation. {Warner, 2002 #857, 66}</text:p>
      <text:p text:style-name="P3"/>
      <text:p text:style-name="P3">Public reflexivity and market reflexivity have been interarticulated in a variety</text:p>
      <text:p text:style-name="P3">of ways from the beginning. 72</text:p>
      <text:p text:style-name="P3"/>
      <text:p text:style-name="Text_20_body">The discourse of a public is a linguistic form from which the social conditions of its own possibility are in large part derived. The magic by which discourse conjures a public into being, however, remains imperfect because of how much it must presuppose. And because many of the defining elements in the self-understanding of publics are to some extent always contradicted by practice, the sorcerer must continually cast spells against the darkness. A public seems to be selforganized by discourse, but in fact requires preexisting forms and channels of circulation. It appears to be open to indefinite strangers, but in fact selects participants by criteria of shared social space (though not necessarily territorial space), habitus, topical concerns, intergeneric references, and circulating intelligible forms (including idiolects or speech genres). <text:span text:style-name="T1">{Warner, 2002 #857, 75}</text:span></text:p>
      <text:p text:style-name="P3"/>
      <text:p text:style-name="P3">Public discourse, in other words, is poetic. By this I mean not just that a public</text:p>
      <text:p text:style-name="P3">is self-organizing, a kind of entity created by its own discourse, or even that</text:p>
      <text:p text:style-name="P3">this space of circulation is taken to be a social entity. Rather, I mean that all discourse</text:p>
      <text:p text:style-name="P3">or performance addressed to a public must characterize the world in</text:p>
      <text:p text:style-name="P3">which it attempts to circulate, projecting for that world a concrete and livable</text:p>
      <text:p text:style-name="P3">shape, and attempting to realize that world through address. 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Italic" svg:font-family="Times-Italic"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bm</meta:initial-creator>
    <meta:creation-date>2008-02-15T14:52:35</meta:creation-date>
    <dc:creator>abm</dc:creator>
    <dc:date>2008-07-02T11:50:06</dc:date>
    <meta:editing-cycles>5</meta:editing-cycles>
    <meta:editing-duration>PT3H15M36S</meta:editing-duration>
    <meta:user-defined meta:name="Info 1"/>
    <meta:user-defined meta:name="Info 2"/>
    <meta:user-defined meta:name="Info 3"/>
    <meta:user-defined meta:name="Info 4"/>
    <meta:document-statistic meta:table-count="0" meta:image-count="0" meta:object-count="0" meta:page-count="1" meta:paragraph-count="31" meta:word-count="582" meta:character-count="3556"/>
  </office:meta>
</office:document-meta>
</file>